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Circle" draw:marker-end="Double_20_Arrow" draw:marker-end-width="0.3cm" draw:fill="none" draw:textarea-vertical-align="middle"/>
    </style:style>
    <style:style style:name="gr2" style:family="graphic" style:parent-style-name="objectwithoutfill">
      <style:graphic-properties draw:marker-start="Double_20_Arrow" draw:marker-end="Double_20_Arrow" draw:marker-end-width="0.3cm" draw:fill="none" draw:textarea-vertical-align="middle"/>
    </style:style>
    <style:style style:name="gr3" style:family="graphic" style:parent-style-name="objectwithoutfill">
      <style:graphic-properties draw:marker-start="Circle" draw:marker-end="Circle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5cm"/>
    </style:style>
    <style:style style:name="co1" style:family="table-column">
      <style:table-column-properties style:column-width="4.774cm" style:use-optimal-column-width="false"/>
    </style:style>
    <style:style style:name="co2" style:family="table-column">
      <style:table-column-properties style:column-width="4.776cm" style:use-optimal-column-width="false"/>
    </style:style>
    <style:style style:name="co3" style:family="table-column">
      <style:table-column-properties style:column-width="4.778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6cm"/>
    </style:style>
    <style:style style:name="ro3" style:family="table-row">
      <style:table-row-properties style:row-height="0cm"/>
    </style:style>
    <style:style style:name="ro4" style:family="table-row">
      <style:table-row-properties style:row-height="0.818cm"/>
    </style:style>
    <style:style style:name="ro5" style:family="table-row">
      <style:table-row-properties style:row-height="0.96cm"/>
    </style:style>
    <style:style style:name="ce1" style:family="table-cell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-color="#66ff99"/>
    </style:style>
    <style:style style:name="ce3" style:family="table-cell">
      <loext:graphic-properties draw:fill-color="#ffcc00"/>
      <style:text-properties fo:font-size="18pt" style:font-size-asian="18pt" style:font-size-complex="18pt"/>
    </style:style>
    <style:style style:name="ce4" style:family="table-cell">
      <loext:graphic-properties draw:fill-color="#00ff66"/>
    </style:style>
    <style:style style:name="ce5" style:family="table-cell">
      <loext:graphic-properties draw:fill-color="#ff9900"/>
    </style:style>
    <style:style style:name="ce6" style:family="table-cell">
      <loext:graphic-properties draw:fill-color="#66ff66"/>
    </style:style>
    <style:style style:name="ce7" style:family="table-cell">
      <loext:graphic-properties draw:fill-color="#3399ff"/>
    </style:style>
    <style:style style:name="ce8" style:family="table-cell">
      <loext:graphic-properties draw:fill-color="#ffff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2pt" fo:font-style="italic" fo:font-weight="normal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fo:font-style="italic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2" draw:id="id2" draw:layer="layout" svg:width="4.773cm" svg:height="17.603cm" svg:x="14.727cm" svg:y="9.1cm">
          <table:table table:template-name="b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Glossary</text:span></text:p>
              </table:table-cell>
            </table:table-row>
            <table:table-row table:style-name="ro1">
              <table:table-cell table:style-name="ce2">
                <text:p><text:span text:style-name="T2">element_name</text:span></text:p>
              </table:table-cell>
            </table:table-row>
            <table:table-row table:style-name="ro1">
              <table:table-cell table:style-name="bw1">
                <text:p><text:span text:style-name="T2">definition</text:span></text:p>
              </table:table-cell>
            </table:table-row>
            <table:table-row table:style-name="ro1">
              <table:table-cell table:style-name="ce3">
                <text:p><text:span text:style-name="T3">domain_name</text:span></text:p>
              </table:table-cell>
            </table:table-row>
            <table:table-row table:style-name="ro1">
              <table:table-cell table:style-name="bw1">
                <text:p><text:span text:style-name="T2">source_system</text:span></text:p>
              </table:table-cell>
            </table:table-row>
            <table:table-row table:style-name="ro2">
              <table:table-cell table:style-name="bw2">
                <text:p><text:span text:style-name="T2">source_detail</text:span></text:p>
              </table:table-cell>
            </table:table-row>
            <table:table-row table:style-name="ro1">
              <table:table-cell table:style-name="bw1">
                <text:p><text:span text:style-name="T2">possible_values</text:span></text:p>
              </table:table-cell>
            </table:table-row>
            <table:table-row table:style-name="ro1">
              <table:table-cell table:style-name="bw2">
                <text:p><text:span text:style-name="T2">data_steward</text:span></text:p>
              </table:table-cell>
            </table:table-row>
            <table:table-row table:style-name="ro1">
              <table:table-cell table:style-name="bw1">
                <text:p><text:span text:style-name="T2">sensitivity</text:span></text:p>
              </table:table-cell>
            </table:table-row>
            <table:table-row table:style-name="ro1">
              <table:table-cell table:style-name="bw2">
                <text:p><text:span text:style-name="T2">conditions</text:span></text:p>
              </table:table-cell>
            </table:table-row>
            <table:table-row table:style-name="ro1">
              <table:table-cell table:style-name="bw1">
                <text:p><text:span text:style-name="T2">stakeholders</text:span></text:p>
              </table:table-cell>
            </table:table-row>
            <table:table-row table:style-name="ro1">
              <table:table-cell table:style-name="bw2">
                <text:p><text:span text:style-name="T2">related_depts</text:span></text:p>
              </table:table-cell>
            </table:table-row>
            <table:table-row table:style-name="ro1">
              <table:table-cell table:style-name="bw1">
                <text:p><text:span text:style-name="T2">availability</text:span></text:p>
              </table:table-cell>
            </table:table-row>
            <table:table-row table:style-name="ro1">
              <table:table-cell table:style-name="bw2">
                <text:p><text:span text:style-name="T2">refresh_rate</text:span></text:p>
              </table:table-cell>
            </table:table-row>
            <table:table-row table:style-name="ro1">
              <table:table-cell table:style-name="bw1">
                <text:p><text:span text:style-name="T2">timeliness</text:span></text:p>
              </table:table-cell>
            </table:table-row>
            <table:table-row table:style-name="ro1">
              <table:table-cell table:style-name="bw2">
                <text:p><text:span text:style-name="T2">retention</text:span></text:p>
              </table:table-cell>
            </table:table-row>
            <table:table-row table:style-name="ro1">
              <table:table-cell table:style-name="bw1">
                <text:p><text:span text:style-name="T2">other_systems</text:span></text:p>
              </table:table-cell>
            </table:table-row>
            <table:table-row table:style-name="ro1">
              <table:table-cell table:style-name="bw2">
                <text:p><text:span text:style-name="T2">usage</text:span></text:p>
              </table:table-cell>
            </table:table-row>
            <table:table-row table:style-name="ro1">
              <table:table-cell table:style-name="bw1">
                <text:p><text:span text:style-name="T2">notes</text:span></text:p>
              </table:table-cell>
            </table:table-row>
            <table:table-row table:style-name="ro1">
              <table:table-cell table:style-name="bw2">
                <text:p>date_created</text:p>
              </table:table-cell>
            </table:table-row>
            <table:table-row table:style-name="ro1">
              <table:table-cell table:style-name="bw1">
                <text:p>last_update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4.775cm" svg:height="7.151cm" svg:x="2.045cm" svg:y="9.626cm">
          <table:table table:template-name="bw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User</text:span></text:p>
              </table:table-cell>
            </table:table-row>
            <table:table-row table:style-name="ro1">
              <table:table-cell table:style-name="ce4">
                <text:p><text:span text:style-name="T2">username</text:span></text:p>
              </table:table-cell>
            </table:table-row>
            <table:table-row table:style-name="ro3">
              <table:table-cell table:style-name="bw1">
                <text:p>title</text:p>
              </table:table-cell>
            </table:table-row>
            <table:table-row table:style-name="ro3">
              <table:table-cell table:style-name="bw2">
                <text:p><text:span text:style-name="T2">dg_role</text:span></text:p>
              </table:table-cell>
            </table:table-row>
            <table:table-row table:style-name="ro1">
              <table:table-cell table:style-name="bw1">
                <text:p><text:span text:style-name="T2">permissions</text:span></text:p>
              </table:table-cell>
            </table:table-row>
            <table:table-row table:style-name="ro1">
              <table:table-cell table:style-name="bw2">
                <text:p>first_name</text:p>
              </table:table-cell>
            </table:table-row>
            <table:table-row table:style-name="ro1">
              <table:table-cell table:style-name="bw1">
                <text:p>last_name</text:p>
              </table:table-cell>
            </table:table-row>
            <table:table-row table:style-name="ro1">
              <table:table-cell table:style-name="bw2">
                <text:p>contac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4" draw:id="id4" draw:layer="layout" svg:width="4.777cm" svg:height="5.519cm" svg:x="2.924cm" svg:y="21.592cm">
          <table:table table:template-name="bw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Raci</text:span></text:p>
              </table:table-cell>
            </table:table-row>
            <table:table-row table:style-name="ro1">
              <table:table-cell table:style-name="ce5">
                <text:p><text:span text:style-name="T2">username</text:span></text:p>
              </table:table-cell>
            </table:table-row>
            <table:table-row table:style-name="ro3">
              <table:table-cell table:style-name="ce6">
                <text:p>raci_name</text:p>
              </table:table-cell>
            </table:table-row>
            <table:table-row table:style-name="ro3">
              <table:table-cell table:style-name="ce7">
                <text:p>users (User)</text:p>
              </table:table-cell>
            </table:table-row>
            <table:table-row table:style-name="ro4">
              <table:table-cell table:style-name="bw1">
                <text:p>description</text:p>
              </table:table-cell>
            </table:table-row>
            <table:table-row table:style-name="ro4">
              <table:table-cell table:style-name="bw2">
                <text:p>date_enacte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1" draw:id="id1" draw:layer="layout" svg:width="4.777cm" svg:height="4.547cm" svg:x="7.995cm" svg:y="17.243cm">
          <table:table table:template-name="bw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Domain</text:span></text:p>
              </table:table-cell>
            </table:table-row>
            <table:table-row table:style-name="ro1">
              <table:table-cell table:style-name="ce4">
                <text:p><text:span text:style-name="T2">domain_name</text:span></text:p>
              </table:table-cell>
            </table:table-row>
            <table:table-row table:style-name="ro1">
              <table:table-cell table:style-name="bw1">
                <text:p>owner</text:p>
              </table:table-cell>
            </table:table-row>
            <table:table-row table:style-name="ro5">
              <table:table-cell table:style-name="ce5">
                <text:p>raci_name</text:p>
              </table:table-cell>
            </table:table-row>
            <table:table-row table:style-name="ro5">
              <table:table-cell table:style-name="ce7">
                <text:p>users (User)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1" draw:text-style-name="P2" draw:layer="layout" svg:x1="12.772cm" svg:y1="19.516cm" svg:x2="14.727cm" svg:y2="17.901cm" draw:start-shape="id1" draw:start-glue-point="1" draw:end-shape="id2" svg:d="M12772 19516h978v-1615h977" svg:viewBox="0 0 1956 1616">
          <text:p/>
        </draw:connector>
        <draw:connector draw:style-name="gr2" draw:text-style-name="P2" draw:layer="layout" svg:x1="14.32cm" svg:y1="9.643cm" svg:x2="6.82cm" svg:y2="13.201cm" draw:end-shape="id3" svg:d="M14320 9643h-3499v3558h-4001" svg:viewBox="0 0 7501 3559">
          <text:p/>
        </draw:connector>
        <draw:connector draw:style-name="gr2" draw:text-style-name="P2" draw:layer="layout" svg:x1="5.312cm" svg:y1="21.592cm" svg:x2="4.432cm" svg:y2="16.777cm" draw:start-shape="id4" draw:start-glue-point="0" draw:end-shape="id3" svg:d="M5312 21592v-2407h-880v-2408" svg:viewBox="0 0 881 4816">
          <text:p/>
        </draw:connector>
        <draw:connector draw:style-name="gr3" draw:text-style-name="P2" draw:layer="layout" svg:x1="7.701cm" svg:y1="24.351cm" svg:x2="10.383cm" svg:y2="21.79cm" draw:start-shape="id4" draw:start-glue-point="1" draw:end-shape="id1" draw:end-glue-point="2" svg:d="M7701 24351h2682v-2561" svg:viewBox="0 0 2683 2562">
          <text:p/>
        </draw:connector>
        <draw:frame draw:style-name="gr4" draw:text-style-name="P3" draw:layer="layout" svg:width="11cm" svg:height="1.7cm" svg:x="2.3cm" svg:y="1.4cm">
          <draw:text-box>
            <text:p><text:span text:style-name="T4">OpenBDG </text:span><text:span text:style-name="T4">Database </text:span><text:span text:style-name="T4">Schema</text:span></text:p>
          </draw:text-box>
        </draw:frame>
        <draw:connector draw:style-name="gr2" draw:text-style-name="P2" draw:layer="layout" svg:x1="10.383cm" svg:y1="17.243cm" svg:x2="6.82cm" svg:y2="13.201cm" draw:start-shape="id1" draw:start-glue-point="0" draw:end-shape="id3" svg:d="M10383 17243v-4042h-3563" svg:viewBox="0 0 3564 4043">
          <text:p/>
        </draw:connector>
        <draw:frame draw:style-name="standard" draw:layer="layout" svg:width="4.777cm" svg:height="4.547cm" svg:x="14.485cm" svg:y="1.945cm">
          <table:table table:template-name="bw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Legend</text:span></text:p>
              </table:table-cell>
            </table:table-row>
            <table:table-row table:style-name="ro1">
              <table:table-cell table:style-name="ce5">
                <text:p><text:span text:style-name="T2">Foreign Key</text:span></text:p>
              </table:table-cell>
            </table:table-row>
            <table:table-row table:style-name="ro3">
              <table:table-cell table:style-name="ce6">
                <text:p>Primary Key</text:p>
              </table:table-cell>
            </table:table-row>
            <table:table-row table:style-name="ro3">
              <table:table-cell table:style-name="ce7">
                <text:p>ManytoMany</text:p>
              </table:table-cell>
            </table:table-row>
            <table:table-row table:style-name="ro4">
              <table:table-cell table:style-name="ce8">
                <text:p>OnetoMany</text:p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20:57:30.932150056</meta:creation-date>
    <dc:date>2018-03-08T22:30:10.767406693</dc:date>
    <meta:editing-duration>PT1H12M21S</meta:editing-duration>
    <meta:editing-cycles>27</meta:editing-cycles>
    <meta:generator>LibreOffice/5.1.6.2$Linux_X86_64 LibreOffice_project/10m0$Build-2</meta:generator>
    <meta:document-statistic meta:object-count="11"/>
  </office:meta>
</office:document-meta>
</file>